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Helvetica Neue Light" svg:font-family="'Helvetica Neue Light', HelveticaNeue-Light, 'Helvetica Neue', Helvetica, Arial, sans-serif"/>
    <style:font-face style:name="Helvetica Neue" svg:font-family="'Helvetica Neue', Helvetica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ff6d" officeooo:paragraph-rsid="001fff6d" style:font-weight-asian="bold" style:font-weight-complex="bold"/>
    </style:style>
    <style:style style:name="P2" style:family="paragraph" style:parent-style-name="Standard">
      <style:text-properties fo:font-weight="bold" officeooo:rsid="00297196" officeooo:paragraph-rsid="00297196" style:font-weight-asian="bold" style:font-weight-complex="bold"/>
    </style:style>
    <style:style style:name="P3" style:family="paragraph" style:parent-style-name="Standard">
      <style:text-properties fo:font-weight="bold" officeooo:rsid="002bc6d0" officeooo:paragraph-rsid="002bc6d0" style:font-weight-asian="bold" style:font-weight-complex="bold"/>
    </style:style>
    <style:style style:name="P4" style:family="paragraph" style:parent-style-name="Standard">
      <style:text-properties fo:font-weight="normal" officeooo:paragraph-rsid="001fff6d"/>
    </style:style>
    <style:style style:name="P5" style:family="paragraph" style:parent-style-name="Standard">
      <style:text-properties fo:font-weight="normal" officeooo:rsid="001fff6d" officeooo:paragraph-rsid="001fff6d"/>
    </style:style>
    <style:style style:name="P6" style:family="paragraph" style:parent-style-name="Standard">
      <style:text-properties fo:font-weight="normal" officeooo:rsid="001fff6d" officeooo:paragraph-rsid="0022a442"/>
    </style:style>
    <style:style style:name="P7" style:family="paragraph" style:parent-style-name="Standard">
      <style:text-properties fo:font-weight="normal" officeooo:rsid="001fff6d" officeooo:paragraph-rsid="0024981d"/>
    </style:style>
    <style:style style:name="P8" style:family="paragraph" style:parent-style-name="Standard">
      <style:text-properties fo:font-weight="normal" officeooo:paragraph-rsid="002123db"/>
    </style:style>
    <style:style style:name="P9" style:family="paragraph" style:parent-style-name="Standard">
      <style:text-properties fo:font-weight="normal" officeooo:rsid="0022a442" officeooo:paragraph-rsid="0022a442"/>
    </style:style>
    <style:style style:name="P10" style:family="paragraph" style:parent-style-name="Standard">
      <style:text-properties fo:font-weight="normal" officeooo:rsid="00297196" officeooo:paragraph-rsid="00297196"/>
    </style:style>
    <style:style style:name="P11" style:family="paragraph" style:parent-style-name="Standard">
      <style:text-properties fo:font-weight="normal" officeooo:rsid="00297196" officeooo:paragraph-rsid="002bc6d0"/>
    </style:style>
    <style:style style:name="P12" style:family="paragraph" style:parent-style-name="Standard">
      <style:text-properties fo:font-weight="normal" officeooo:paragraph-rsid="002a3184"/>
    </style:style>
    <style:style style:name="P13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paragraph-rsid="0022a442"/>
    </style:style>
    <style:style style:name="P14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22a442" officeooo:paragraph-rsid="002bc6d0"/>
    </style:style>
    <style:style style:name="P15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2822a4" officeooo:paragraph-rsid="002822a4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2822a4" officeooo:paragraph-rsid="002bc6d0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paragraph-rsid="002bc6d0"/>
    </style:style>
    <style:style style:name="P18" style:family="paragraph" style:parent-style-name="Standard">
      <style:text-properties fo:font-variant="normal" fo:text-transform="none" fo:color="#000000" style:font-name="Consolas" fo:font-size="10.5pt" fo:letter-spacing="normal" fo:font-style="normal" fo:font-weight="bold" officeooo:rsid="002822a4" officeooo:paragraph-rsid="002bc6d0" style:font-weight-asian="bold" style:font-weight-complex="bold"/>
    </style:style>
    <style:style style:name="P19" style:family="paragraph" style:parent-style-name="Standard">
      <style:text-properties fo:font-variant="normal" fo:text-transform="none" fo:color="#222222" style:font-name="Consolas" fo:font-size="9.75pt" fo:letter-spacing="normal" fo:font-style="normal" fo:font-weight="normal" officeooo:rsid="0022a442" officeooo:paragraph-rsid="002bc6d0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  <style:text-properties officeooo:rsid="0025bbb9" officeooo:paragraph-rsid="0025bbb9"/>
    </style:style>
    <style:style style:name="P2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  <style:text-properties fo:font-weight="bold" officeooo:rsid="0025bbb9" officeooo:paragraph-rsid="0025bbb9" style:font-weight-asian="bold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  <style:text-properties fo:font-variant="normal" fo:text-transform="none" fo:color="#000000" style:font-name="Consolas" fo:font-size="10.5pt" fo:letter-spacing="normal" fo:font-style="normal" fo:font-weight="normal" officeooo:rsid="0022a442" officeooo:paragraph-rsid="002bc6d0"/>
    </style:style>
    <style:style style:name="P2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  <style:text-properties fo:font-variant="normal" fo:text-transform="none" fo:color="#000000" style:font-name="Consolas" fo:font-size="10.5pt" fo:letter-spacing="normal" fo:font-style="normal" fo:font-weight="normal" officeooo:rsid="0022a442" officeooo:paragraph-rsid="002c776d"/>
    </style:style>
    <style:style style:name="P2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  <style:text-properties fo:font-variant="normal" fo:text-transform="none" fo:color="#000000" style:font-name="Consolas" fo:font-size="10.5pt" fo:letter-spacing="normal" fo:font-style="normal" fo:font-weight="normal" officeooo:rsid="002c776d" officeooo:paragraph-rsid="002c776d"/>
    </style:style>
    <style:style style:name="P2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/>
      <style:text-properties fo:font-variant="normal" fo:text-transform="none" fo:color="#000000" fo:letter-spacing="normal" fo:font-style="normal" fo:font-weight="normal" officeooo:paragraph-rsid="002c776d"/>
    </style:style>
    <style:style style:name="T1" style:family="text">
      <style:text-properties officeooo:rsid="001fff6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Consolas" fo:font-size="10.5pt" fo:letter-spacing="normal" fo:font-style="normal"/>
    </style:style>
    <style:style style:name="T5" style:family="text">
      <style:text-properties fo:font-variant="normal" fo:text-transform="none" fo:color="#000000" style:font-name="Consolas" fo:font-size="10.5pt" fo:letter-spacing="normal" fo:font-style="normal" officeooo:rsid="002123db"/>
    </style:style>
    <style:style style:name="T6" style:family="text">
      <style:text-properties fo:font-variant="normal" fo:text-transform="none" fo:color="#555555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style:font-name="Consolas" fo:font-size="10.5pt" fo:font-style="normal" fo:font-weight="normal" fo:padding="0in" fo:border="none"/>
    </style:style>
    <style:style style:name="T8" style:family="text">
      <style:text-properties fo:font-variant="normal" fo:text-transform="none" style:font-name="Consolas" fo:font-size="10.5pt" fo:font-style="normal" fo:font-weight="normal" officeooo:rsid="0025bbb9" fo:padding="0in" fo:border="none"/>
    </style:style>
    <style:style style:name="T9" style:family="text">
      <style:text-properties fo:font-variant="normal" fo:text-transform="none" fo:color="#333333" style:font-name="Helvetica Neue Light" fo:font-size="10.5pt" fo:letter-spacing="normal" fo:font-style="normal"/>
    </style:style>
    <style:style style:name="T10" style:family="text">
      <style:text-properties fo:font-variant="normal" fo:text-transform="none" fo:color="#333333" style:font-name="Helvetica Neue Light" fo:font-size="10.5pt" fo:letter-spacing="normal" fo:font-style="normal" fo:font-weight="bold"/>
    </style:style>
    <style:style style:name="T11" style:family="text">
      <style:text-properties fo:font-variant="normal" fo:text-transform="none" fo:color="#333333" style:font-name="Helvetica Neue Light" fo:font-size="10.5pt" fo:letter-spacing="normal" fo:font-style="normal" fo:font-weight="bold" officeooo:rsid="002a3184"/>
    </style:style>
    <style:style style:name="T12" style:family="text">
      <style:text-properties officeooo:rsid="001fff6d" style:font-weight-asian="normal" style:font-weight-complex="normal"/>
    </style:style>
    <style:style style:name="T13" style:family="text">
      <style:text-properties officeooo:rsid="002123db" style:font-weight-asian="normal" style:font-weight-complex="normal"/>
    </style:style>
    <style:style style:name="T14" style:family="text">
      <style:text-properties fo:color="#555555" style:font-name="Helvetica Neue"/>
    </style:style>
    <style:style style:name="T15" style:family="text">
      <style:text-properties officeooo:rsid="002123db"/>
    </style:style>
    <style:style style:name="T16" style:family="text">
      <style:text-properties style:font-name="Consolas" fo:padding="0in" fo:border="none"/>
    </style:style>
    <style:style style:name="T17" style:family="text">
      <style:text-properties style:font-name="Consolas" officeooo:rsid="0022a442" fo:padding="0in" fo:border="none"/>
    </style:style>
    <style:style style:name="T18" style:family="text">
      <style:text-properties style:font-name="Consolas" officeooo:rsid="002c776d" fo:padding="0in" fo:border="none"/>
    </style:style>
    <style:style style:name="T19" style:family="text">
      <style:text-properties style:font-name="Consolas" fo:font-size="10.5pt" officeooo:rsid="002c776d" fo:padding="0in" fo:border="none"/>
    </style:style>
    <style:style style:name="T20" style:family="text">
      <style:text-properties fo:padding="0in" fo:border="none"/>
    </style:style>
    <style:style style:name="T21" style:family="text">
      <style:text-properties officeooo:rsid="0022a442"/>
    </style:style>
    <style:style style:name="T22" style:family="text">
      <style:text-properties officeooo:rsid="002a3184"/>
    </style:style>
    <style:style style:name="T23" style:family="text">
      <style:text-properties officeooo:rsid="002c7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 no Raspberry Pi</text:p>
      <text:p text:style-name="P1"><text:span text:style-name="T3">Conecta no RPI por ssh</text:span></text:p>
      <text:p text:style-name="P1"><text:span text:style-name="T3">ssh 192.168.0.105 -l pi -oServerAliveInterval=60</text:span></text:p>
      <text:p text:style-name="P1"><text:span text:style-name="T6">sudo apt-get update</text:span><text:line-break/><text:span text:style-name="T6">sudo apt-get upgrade</text:span></text:p>
      <text:p text:style-name="P5">sudo apt-get -y install build-essential cmake cmake-curses-gui pkg-config libpng12-0 libpng12-dev libpng++-dev libpng3 libpnglite-dev zlib1g-dbg zlib1g zlib1g-dev pngtools libtiff4-dev libtiff4 libtiffxx0c2 libtiff-tools libeigen3-dev -<text:span text:style-name="T21">y</text:span></text:p>
      <text:p text:style-name="P9"/>
      <text:p text:style-name="P9">sudo ldconfig</text:p>
      <text:p text:style-name="P5"/>
      <text:p text:style-name="P7">sudo apt-get -y install libjpeg8 libjpeg8-dev libjpeg8-dbg libjpeg-progs ffmpeg libavcodec-dev libavcodec53 libavformat53 libavformat-dev libgstreamer0.10-0-dbg libgstreamer0.10-0 libgstreamer0.10-dev libxine1-ffmpeg libxine-dev libxine1-bin libunicap2 libunicap2-dev swig libv4l-0 libv4l-dev python-numpy <text:s/>libgtk2.0-dev python-dev -<text:span text:style-name="T21">y</text:span></text:p>
      <text:p text:style-name="P6"/>
      <text:p text:style-name="P6"><text:span text:style-name="T21">sudo apt-get install </text:span>libpython2.<text:span text:style-name="T21">7</text:span> python2.<text:span text:style-name="T21">7</text:span>-dev -<text:span text:style-name="T21">y</text:span></text:p>
      <text:p text:style-name="P9"/>
      <text:p text:style-name="P9">sudo apt-get install <text:span text:style-name="T1">libpython2.6 python-dev python2.6-dev -</text:span>y</text:p>
      <text:p text:style-name="P5"/>
      <text:p text:style-name="P5"/>
      <text:p text:style-name="P5"/>
      <text:p text:style-name="P10">Antes de instalar do Source, é provável que o Raspbian já tenha o opencv compilado, cheque com:</text:p>
      <text:p text:style-name="P10"><text:span text:style-name="T9">To see all available opencv packages, type:</text:span><text:line-break/><text:span text:style-name="T10">sudo apt-cache search opencv</text:span></text:p>
      <text:p text:style-name="P5"/>
      <text:p text:style-name="P2">Tente fazer</text:p>
      <text:p text:style-name="P12"><text:span text:style-name="T22">sudo apt-get install </text:span><text:span text:style-name="T10">libcv-dev libopencv-dev libcv2.</text:span><text:span text:style-name="T11">4</text:span><text:span text:style-name="T10"> opencv-doc python-opencv</text:span></text:p>
      <text:p text:style-name="P11"/>
      <text:p text:style-name="P3">OU (se deu certo, pule pra Python Dependencies)</text:p>
      <text:p text:style-name="P2">Build From Source</text:p>
      <text:p text:style-name="P8"><text:span text:style-name="T12">wget </text:span><text:span text:style-name="T13">http://sourceforge.net/projects/opencvlibrary/files/opencv-unix/2.4.10/opencv-2.4.10.zip/download</text:span><text:span text:style-name="T12"> </text:span><text:span text:style-name="T4">opencv-2.4.</text:span><text:span text:style-name="T5">10</text:span><text:span text:style-name="T4">.zip</text:span></text:p>
      <text:p text:style-name="P4"/>
      <text:p text:style-name="P13">unzip opencv-2.4.<text:span text:style-name="T15">10</text:span>.zip</text:p>
      <text:p text:style-name="P13"><text:span text:style-name="Source_20_Text"><text:span text:style-name="T16">cd</text:span></text:span><text:span text:style-name="T20"> </text:span><text:span text:style-name="Source_20_Text"><text:span text:style-name="T16">opencv-2.4.</text:span></text:span><text:span text:style-name="Source_20_Text"><text:span text:style-name="T17">10</text:span></text:span></text:p>
      <text:p text:style-name="P20"><text:span text:style-name="Source_20_Text"><text:span text:style-name="T7">mkdir</text:span></text:span><text:span text:style-name="T7"> </text:span><text:span text:style-name="Source_20_Text"><text:span text:style-name="T8">build</text:span></text:span></text:p>
      <text:p text:style-name="P20"><text:span text:style-name="Source_20_Text"><text:span text:style-name="T7">cd</text:span></text:span><text:span text:style-name="T7"> </text:span><text:span text:style-name="Source_20_Text"><text:span text:style-name="T8">build</text:span></text:span></text:p>
      <text:p text:style-name="P20"/>
      <text:p text:style-name="P22">USING CMAKE</text:p>
      <text:p text:style-name="P21">cd opencv-2.4.9</text:p>
      <text:p text:style-name="P21">cmake -DCMAKE_BUILD_TYPE=RELEASE -DCMAKE_INSTALL_PREFIX=/usr/local -</text:p>
      <text:p text:style-name="P21">DBUILD_PERF_TESTS=OFF -DBUILD_opencv_gpu=OFF -DBUILD_opencv_ocl=OFF ..</text:p>
      <text:p text:style-name="P21"/>
      <text:p text:style-name="P22"/>
      <text:p text:style-name="P22"/>
      <text:p text:style-name="P22">USING CCMAKE</text:p>
      <text:p text:style-name="P20"/>
      <text:p text:style-name="P20"><text:span text:style-name="Source_20_Text"><text:span text:style-name="T7">ccmake ../</text:span></text:span></text:p>
      <text:p text:style-name="P13"/>
      <text:p text:style-name="P13"><text:span text:style-name="T14">press ‘c’ again to configure with your new settings</text:span><text:line-break/><text:span text:style-name="T14">press ‘g’ to generate the Makefile</text:span></text:p>
      <text:p text:style-name="P13"><text:span text:style-name="T14"/></text:p>
      <text:p text:style-name="P13"/>
      <text:p text:style-name="P13"><text:soft-page-break/><text:span text:style-name="Source_20_Text"><text:span text:style-name="T16">make</text:span></text:span></text:p>
      <text:p text:style-name="P20"><text:span text:style-name="Source_20_Text"><text:span text:style-name="T7">sudo</text:span></text:span><text:span text:style-name="T7"> </text:span><text:span text:style-name="Source_20_Text"><text:span text:style-name="T7">make</text:span></text:span><text:span text:style-name="T7"> </text:span><text:span text:style-name="Source_20_Text"><text:span text:style-name="T7">install</text:span></text:span></text:p>
      <text:p text:style-name="P20"/>
      <text:p text:style-name="P18">Python Dependencies</text:p>
      <text:p text:style-name="P16">sudo apt-get install python-pip</text:p>
      <text:p text:style-name="P16">sudo apt-get install python-dev</text:p>
      <text:p text:style-name="P17"/>
      <text:p text:style-name="P14"><text:a xlink:type="simple" xlink:href="http://trevorappleton.blogspot.co.uk/2013/11/python-getting-started-with-opencv.html">http://trevorappleton.blogspot.co.uk/2013/11/python-getting-started-with-opencv.html</text:a></text:p>
      <text:p text:style-name="P19"/>
      <text:p text:style-name="P23"/>
      <text:p text:style-name="P25"><text:s/>python teste.py --image ImagemHSV12.png </text:p>
      <text:p text:style-name="P26">tar cvzf <text:span text:style-name="T23">imagensRPI</text:span>.tgz *.<text:span text:style-name="T23">jpg</text:span></text:p>
      <text:p text:style-name="P24"><text:span text:style-name="Source_20_Text"><text:span text:style-name="T18">scp pi@192.168.0.105:/home/pi/src/imagensRPI.tgz .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Helvetica Neue Light" svg:font-family="'Helvetica Neue Light', HelveticaNeue-Light, 'Helvetica Neue', Helvetica, Arial, sans-serif"/>
    <style:font-face style:name="Helvetica Neue" svg:font-family="'Helvetica Neue', Helvetica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9:39:40.145121792</meta:creation-date>
    <dc:date>2014-11-23T21:46:15.794483752</dc:date>
    <meta:editing-duration>PT2H3M27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2" meta:paragraph-count="36" meta:word-count="204" meta:character-count="1904" meta:non-whitespace-character-count="1733"/>
  </office:meta>
</office:document-meta>
</file>